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2" style:family="paragraph" style:parent-style-name="Standard"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>
      <style:paragraph-properties fo:break-before="page"/>
      <style:text-properties officeooo:rsid="001bd329" officeooo:paragraph-rsid="001bd329"/>
    </style:style>
    <style:style style:name="P7" style:family="paragraph" style:parent-style-name="Heading_20_1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6pt" officeooo:rsid="001bd329" officeooo:paragraph-rsid="001bd329" style:font-size-asian="16pt" style:font-size-complex="16pt"/>
    </style:style>
    <style:style style:name="P9" style:family="paragraph">
      <style:text-properties fo:font-family="'Liberation Sans'" style:font-family-generic="roman" style:font-pitch="variable" fo:font-size="1pt"/>
    </style:style>
    <style:style style:name="P10" style:family="paragraph">
      <loext:graphic-properties draw:fill="solid" draw:fill-color="#c0c0c0" draw:opacity="50%"/>
      <style:paragraph-properties style:writing-mode="lr-tb"/>
      <style:text-properties fo:font-family="'Liberation Sans'" style:font-family-generic="roman" style:font-pitch="variable" fo:font-size="1pt"/>
    </style:style>
    <style:style style:name="T1" style:family="text">
      <style:text-properties fo:font-variant="normal" fo:text-transform="none" fo:color="#212529" loext:opacity="100%" fo:font-family="apple-system, BlinkMacSystemFont, 'Segoe UI', Roboto, 'Helvetica Neue', Arial, 'Noto Sans', 'Liberation Sans', sans-serif, 'Apple Color Emoji', 'Segoe UI Emoji', 'Segoe UI Symbol', 'Noto Color Emoji'" fo:letter-spacing="normal" fo:font-style="normal"/>
    </style:style>
    <style:style style:name="T2" style:family="text">
      <style:text-properties fo:font-family="'Liberation Sans'" style:font-family-generic="roman" style:font-pitch="variable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actividad1_6</text:file-name></text:p>
      <text:p text:style-name="P5">Marcos Miquel Lisarde</text:p>
      <text:p text:style-name="P6"/>
      <text:p text:style-name="P2"/>
      <text:h text:style-name="P7" text:outline-level="1"><text:span text:style-name="T1">¿Qué aplicaciones de un instituto crees que se podrían migrar fácilmente a la nube y cuáles deberían quedarse en local?</text:span> </text:h>
      <text:p text:style-name="P2"/>
      <text:p text:style-name="P8">Muchas aplicaciones de un instituto podrían migrarse fácilmente a la nube, como Moodle, correo electrónico o almacenamiento compartido, ya que requieren acceso remoto y colaboración. En cambio, los sistemas que manejan datos muy sensibles o dependen de hardware local deberían mantenerse en servidores del propio centro. </text:p>
      <text:p text:style-name="P2"/>
      <text:p text:style-name="P2"/>
      <text:h text:style-name="Heading_20_1" text:outline-level="1"><text:bookmark text:name="yui_3_18_1_1_1760383008481_104"/>¿Qué ventajas y riesgos tendría migrar Moodle a un proveedor cloud? </text:h>
      <text:p text:style-name="P2"/>
      <text:p text:style-name="P8">Migrar Moodle a la nube permitiría un acceso más rápido y estable, menor mantenimiento y escalabilidad según la demanda. Aun así, existen riesgos como la pérdida de control sobre los datos, posibles fallos del proveedor o problemas de seguridad y privacidad.</text:p>
      <text:p text:style-name="P2"/>
      <text:p text:style-name="P2"/>
      <text:h text:style-name="Heading_20_1" text:outline-level="1"><text:bookmark text:name="yui_3_18_1_1_1760383008481_104 Copia 1"/>¿Qué ventajas y riesgos tendría migrar Moodle a un proveedor cloud? </text:h>
      <text:p text:style-name="P2"/>
      <text:p text:style-name="P2"/>
      <text:p text:style-name="P8">Para convencer a un equipo reacio al cambio, mostraría ejemplos prácticos de ahorro de tiempo y mejora en la accesibilidad. Una prueba piloto puede demostrar que la nube facilita el trabajo diario sin perder control, ayudando a centrarse en tareas realmente importan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fo:font-family="'Liberation Sans'" style:font-family-generic="roman" style:font-pitch="variable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fo:font-family="'Liberation Sans'" style:font-family-generic="roman" style:font-pitch="variable" fo:font-size="1pt"/>
    </style:style>
    <style:style style:name="MT1" style:family="text">
      <style:text-properties fo:font-family="'Liberation Sans'" style:font-family-generic="roman" style:font-pitch="variable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9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text:tab/><text:file-name text:display="name">actividad1_6</text:file-name></text:p>
      </style:header>
      <style:header-first>
        <text:p text:style-name="Header"><draw:custom-shape text:anchor-type="char" draw:z-index="10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text:tab/><text:file-name text:display="name">actividad1_6</text:file-name></text:p>
      </style:header-first>
      <style:footer>
        <text:p text:style-name="Footer"><text:tab/><text:span text:style-name="MT2">Pag. </text:span><text:page-number text:select-page="current">3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6T13:18:23.170057944</meta:creation-date>
    <dc:date>2025-10-13T21:59:12.918688900</dc:date>
    <meta:editing-duration>PT35M12S</meta:editing-duration>
    <meta:editing-cycles>7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12" meta:word-count="181" meta:character-count="1157" meta:non-whitespace-character-count="980"/>
  </office:meta>
</office:document-meta>
</file>